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ncInvocableHandlerMethod.getParameterNameDiscov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InvocableHandlerMethod.invokeForHandlerResult( ServerWebExchange exchange , BindingContext bindingContext , Object ... provided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yncInvocableHandlerMethod.get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InvocableHandlerMethod.SyncInvocableHandlerMethod( HandlerMethod handler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yncInvocableHandlerMethod.setArgumentResolvers( List &lt; SyncHandlerMethodArgumentResolver &gt; 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InvocableHandlerMethod.SyncInvocableHandlerMethod( Object bean ,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yncInvocableHandlerMethod.setParameterNameDiscoverer( ParameterNameDiscoverer nameDiscove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